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9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9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99.15mm" svg:height="137.06mm" svg:x="133.15mm" svg:y="0mm">
            <loext:p draw:notify-on-update-of-ranges="Sheet1.A1:Sheet1.A1 Sheet1.A2:Sheet1.A11 Sheet1.D1:Sheet1.D1 Sheet1.D2:Sheet1.D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ValidationERMS</text:p>
          </table:table-cell>
          <table:table-cell office:value-type="string" calcext:value-type="string">
            <text:p>TestingERM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753973984211" calcext:value-type="float">
            <text:p>0.75397398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743665039247" calcext:value-type="float">
            <text:p>0.74366503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742027857358" calcext:value-type="float">
            <text:p>0.74202785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734205069066" calcext:value-type="float">
            <text:p>0.73420506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725614055407" calcext:value-type="float">
            <text:p>0.72561405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710273663984" calcext:value-type="float">
            <text:p>0.7102736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657421744283" calcext:value-type="float">
            <text:p>0.65742174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663266958368" calcext:value-type="float">
            <text:p>0.66326695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665810359295" calcext:value-type="float">
            <text:p>0.66581035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752329292182" calcext:value-type="float">
            <text:p>0.7523292922</text:p>
          </table:table-cell>
        </table:table-row>
      </table:table>
      <table:table table:name="Sheet2" table:style-name="ta1">
        <table:shapes>
          <draw:frame draw:z-index="0" draw:style-name="gr1" draw:text-style-name="P1" svg:width="159.99mm" svg:height="89.99mm" svg:x="133.45mm" svg:y="8.96mm">
            <loext:p draw:notify-on-update-of-ranges="Sheet2.A2:Sheet2.A11 Sheet2.D1:Sheet2.D1 Sheet2.D2:Sheet2.D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ValidationERMS</text:p>
          </table:table-cell>
          <table:table-cell office:value-type="string" calcext:value-type="string">
            <text:p>TestingERM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671237087456" calcext:value-type="float">
            <text:p>0.6712370875</text:p>
          </table:table-cell>
          <table:table-cell office:value-type="float" office:value="0.670974604825" calcext:value-type="float">
            <text:p>0.67097460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58643059867" calcext:value-type="float">
            <text:p>0.5864305987</text:p>
          </table:table-cell>
          <table:table-cell office:value-type="float" office:value="0.58647856006" calcext:value-type="float">
            <text:p>0.58647856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68435581666" calcext:value-type="float">
            <text:p>0.6843558167</text:p>
          </table:table-cell>
          <table:table-cell office:value-type="float" office:value="0.682491573705" calcext:value-type="float">
            <text:p>0.68249157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14368460953" calcext:value-type="float">
            <text:p>0.714368461</text:p>
          </table:table-cell>
          <table:table-cell office:value-type="float" office:value="0.711927013953" calcext:value-type="float">
            <text:p>0.7119270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615868206072" calcext:value-type="float">
            <text:p>0.6158682061</text:p>
          </table:table-cell>
          <table:table-cell office:value-type="float" office:value="0.614155886039" calcext:value-type="float">
            <text:p>0.61415588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63103100764" calcext:value-type="float">
            <text:p>0.6310310076</text:p>
          </table:table-cell>
          <table:table-cell office:value-type="float" office:value="0.631661986528" calcext:value-type="float">
            <text:p>0.63166198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20695766915" calcext:value-type="float">
            <text:p>0.7206957669</text:p>
          </table:table-cell>
          <table:table-cell office:value-type="float" office:value="0.716540836373" calcext:value-type="float">
            <text:p>0.71654083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3461559078" calcext:value-type="float">
            <text:p>0.7346155908</text:p>
          </table:table-cell>
          <table:table-cell office:value-type="float" office:value="0.73076101159" calcext:value-type="float">
            <text:p>0.73076101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90634963978" calcext:value-type="float">
            <text:p>0.790634964</text:p>
          </table:table-cell>
          <table:table-cell office:value-type="float" office:value="0.788465736856" calcext:value-type="float">
            <text:p>0.78846573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68360251239" calcext:value-type="float">
            <text:p>0.6836025124</text:p>
          </table:table-cell>
          <table:table-cell office:value-type="float" office:value="0.684038432941" calcext:value-type="float">
            <text:p>0.6840384329</text:p>
          </table:table-cell>
        </table:table-row>
      </table:table>
      <table:table table:name="Sheet3" table:style-name="ta1">
        <table:shapes>
          <draw:frame draw:z-index="0" draw:style-name="gr1" draw:text-style-name="P1" svg:width="159.99mm" svg:height="89.99mm" svg:x="119.69mm" svg:y="4.98mm">
            <loext:p draw:notify-on-update-of-ranges="Sheet3.A1:Sheet3.A1 Sheet3.A2:Sheet3.A15 Sheet3.C1:Sheet3.C1 Sheet3.C2:Sheet3.C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ValidationERMS</text:p>
          </table:table-cell>
          <table:table-cell office:value-type="string" calcext:value-type="string">
            <text:p>TestingERM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47877647868" calcext:value-type="float">
            <text:p>0.7478776479</text:p>
          </table:table-cell>
          <table:table-cell office:value-type="float" office:value="0.739913175176" calcext:value-type="float">
            <text:p>0.73991317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36268159178" calcext:value-type="float">
            <text:p>0.7362681592</text:p>
          </table:table-cell>
          <table:table-cell office:value-type="float" office:value="0.733598184813" calcext:value-type="float">
            <text:p>0.73359818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709614552922" calcext:value-type="float">
            <text:p>0.7096145529</text:p>
          </table:table-cell>
          <table:table-cell office:value-type="float" office:value="0.708712916683" calcext:value-type="float">
            <text:p>0.70871291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692712600028" calcext:value-type="float">
            <text:p>0.6927126</text:p>
          </table:table-cell>
          <table:table-cell office:value-type="float" office:value="0.690712047222" calcext:value-type="float">
            <text:p>0.69071204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95843398808" calcext:value-type="float">
            <text:p>0.6958433988</text:p>
          </table:table-cell>
          <table:table-cell office:value-type="float" office:value="0.695887085804" calcext:value-type="float">
            <text:p>0.69588708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717141652386" calcext:value-type="float">
            <text:p>0.7171416524</text:p>
          </table:table-cell>
          <table:table-cell office:value-type="float" office:value="0.70782580997" calcext:value-type="float">
            <text:p>0.707825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63708138118" calcext:value-type="float">
            <text:p>0.6637081381</text:p>
          </table:table-cell>
          <table:table-cell office:value-type="float" office:value="0.66351999167" calcext:value-type="float">
            <text:p>0.66351999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642359578109" calcext:value-type="float">
            <text:p>0.6423595781</text:p>
          </table:table-cell>
          <table:table-cell office:value-type="float" office:value="0.641778859368" calcext:value-type="float">
            <text:p>0.64177885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5765659208" calcext:value-type="float">
            <text:p>0.6576565921</text:p>
          </table:table-cell>
          <table:table-cell office:value-type="float" office:value="0.647175317544" calcext:value-type="float">
            <text:p>0.6471753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37090050599" calcext:value-type="float">
            <text:p>0.6370900506</text:p>
          </table:table-cell>
          <table:table-cell office:value-type="float" office:value="0.640838549628" calcext:value-type="float">
            <text:p>0.64083854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1225409655" calcext:value-type="float">
            <text:p>0.6122540966</text:p>
          </table:table-cell>
          <table:table-cell office:value-type="float" office:value="0.606333600052" calcext:value-type="float">
            <text:p>0.60633360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11458253271" calcext:value-type="float">
            <text:p>0.6114582533</text:p>
          </table:table-cell>
          <table:table-cell office:value-type="float" office:value="0.59640622402" calcext:value-type="float">
            <text:p>0.5964062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23840058764" calcext:value-type="float">
            <text:p>0.6238400588</text:p>
          </table:table-cell>
          <table:table-cell office:value-type="float" office:value="0.611510464877" calcext:value-type="float">
            <text:p>0.61151046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18619033422" calcext:value-type="float">
            <text:p>0.6186190334</text:p>
          </table:table-cell>
          <table:table-cell office:value-type="float" office:value="0.612572483901" calcext:value-type="float">
            <text:p>0.6125724839</text:p>
          </table:table-cell>
        </table:table-row>
      </table:table>
      <table:table table:name="Sheet4" table:style-name="ta1">
        <table:shapes>
          <draw:frame draw:z-index="0" draw:style-name="gr1" draw:text-style-name="P1" svg:width="159.99mm" svg:height="89.99mm" svg:x="130.69mm" svg:y="1.8mm">
            <loext:p draw:notify-on-update-of-ranges="Sheet4.A1:Sheet4.A1 Sheet4.A2:Sheet4.A11 Sheet4.C1:Sheet4.C1 Sheet4.C2:Sheet4.C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ValidationERMS</text:p>
          </table:table-cell>
          <table:table-cell office:value-type="string" calcext:value-type="string">
            <text:p>TestingERM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71157425552" calcext:value-type="float">
            <text:p>0.5711574256</text:p>
          </table:table-cell>
          <table:table-cell office:value-type="float" office:value="0.571125892612" calcext:value-type="float">
            <text:p>0.57112589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70910712128" calcext:value-type="float">
            <text:p>0.5709107121</text:p>
          </table:table-cell>
          <table:table-cell office:value-type="float" office:value="0.570147995202" calcext:value-type="float">
            <text:p>0.57014799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570428482532" calcext:value-type="float">
            <text:p>0.5704284825</text:p>
          </table:table-cell>
          <table:table-cell office:value-type="float" office:value="0.567158024528" calcext:value-type="float">
            <text:p>0.56715802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566711956645" calcext:value-type="float">
            <text:p>0.5667119566</text:p>
          </table:table-cell>
          <table:table-cell office:value-type="float" office:value="0.565137155499" calcext:value-type="float">
            <text:p>0.56513715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567219428759" calcext:value-type="float">
            <text:p>0.5672194288</text:p>
          </table:table-cell>
          <table:table-cell office:value-type="float" office:value="0.565675395913" calcext:value-type="float">
            <text:p>0.56567539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567311439519" calcext:value-type="float">
            <text:p>0.5673114395</text:p>
          </table:table-cell>
          <table:table-cell office:value-type="float" office:value="0.564482960751" calcext:value-type="float">
            <text:p>0.56448296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566590432512" calcext:value-type="float">
            <text:p>0.5665904325</text:p>
          </table:table-cell>
          <table:table-cell office:value-type="float" office:value="0.563572121317" calcext:value-type="float">
            <text:p>0.56357212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56737519858" calcext:value-type="float">
            <text:p>0.5673751986</text:p>
          </table:table-cell>
          <table:table-cell office:value-type="float" office:value="0.56400817238" calcext:value-type="float">
            <text:p>0.56400817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567732315973" calcext:value-type="float">
            <text:p>0.567732316</text:p>
          </table:table-cell>
          <table:table-cell office:value-type="float" office:value="0.562973580508" calcext:value-type="float">
            <text:p>0.56297358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566730711971" calcext:value-type="float">
            <text:p>0.566730712</text:p>
          </table:table-cell>
          <table:table-cell office:value-type="float" office:value="0.561993026855" calcext:value-type="float">
            <text:p>0.5619930269</text:p>
          </table:table-cell>
        </table:table-row>
      </table:table>
      <table:table table:name="Sheet5" table:style-name="ta1">
        <table:shapes>
          <draw:frame draw:z-index="0" draw:style-name="gr1" draw:text-style-name="P1" svg:width="159.99mm" svg:height="89.99mm" svg:x="111.7mm" svg:y="11.1mm">
            <loext:p draw:notify-on-update-of-ranges="Sheet5.B1:Sheet5.B1 Sheet5.B2:Sheet5.B12 Sheet5.C1:Sheet5.C1 Sheet5.C2:Sheet5.C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ValidationERMS</text:p>
          </table:table-cell>
          <table:table-cell office:value-type="string" calcext:value-type="string">
            <text:p>TestingERM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75700645817" calcext:value-type="float">
            <text:p>0.6757006458</text:p>
          </table:table-cell>
          <table:table-cell office:value-type="float" office:value="0.669644173761" calcext:value-type="float">
            <text:p>0.66964417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6775149954" calcext:value-type="float">
            <text:p>0.6775149954</text:p>
          </table:table-cell>
          <table:table-cell office:value-type="float" office:value="0.679405684079" calcext:value-type="float">
            <text:p>0.67940568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654190351383" calcext:value-type="float">
            <text:p>0.6541903514</text:p>
          </table:table-cell>
          <table:table-cell office:value-type="float" office:value="0.65587698163" calcext:value-type="float">
            <text:p>0.65587698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653191397671" calcext:value-type="float">
            <text:p>0.6531913977</text:p>
          </table:table-cell>
          <table:table-cell office:value-type="float" office:value="0.643818697977" calcext:value-type="float">
            <text:p>0.6438186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65352700793" calcext:value-type="float">
            <text:p>0.6535270079</text:p>
          </table:table-cell>
          <table:table-cell office:value-type="float" office:value="0.653625249768" calcext:value-type="float">
            <text:p>0.65362524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649741210456" calcext:value-type="float">
            <text:p>0.6497412105</text:p>
          </table:table-cell>
          <table:table-cell office:value-type="float" office:value="0.645064249859" calcext:value-type="float">
            <text:p>0.64506424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65230694436" calcext:value-type="float">
            <text:p>0.6523069444</text:p>
          </table:table-cell>
          <table:table-cell office:value-type="float" office:value="0.647107805904" calcext:value-type="float">
            <text:p>0.64710780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679000781907" calcext:value-type="float">
            <text:p>0.6790007819</text:p>
          </table:table-cell>
          <table:table-cell office:value-type="float" office:value="0.667945368555" calcext:value-type="float">
            <text:p>0.66794536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677027365755" calcext:value-type="float">
            <text:p>0.6770273658</text:p>
          </table:table-cell>
          <table:table-cell office:value-type="float" office:value="0.675052242919" calcext:value-type="float">
            <text:p>0.67505224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674341634843" calcext:value-type="float">
            <text:p>0.6743416348</text:p>
          </table:table-cell>
          <table:table-cell office:value-type="float" office:value="0.670062492341" calcext:value-type="float">
            <text:p>0.67006249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660984173825" calcext:value-type="float">
            <text:p>0.6609841738</text:p>
          </table:table-cell>
          <table:table-cell office:value-type="float" office:value="0.649501042556" calcext:value-type="float">
            <text:p>0.6495010426</text:p>
          </table:table-cell>
        </table:table-row>
      </table:table>
      <table:table table:name="Sheet6" table:style-name="ta1">
        <table:shapes>
          <draw:frame draw:z-index="0" draw:style-name="gr1" draw:text-style-name="P1" svg:width="159.99mm" svg:height="89.99mm" svg:x="91.32mm" svg:y="1mm">
            <loext:p draw:notify-on-update-of-ranges="Sheet6.C1:Sheet6.C1 Sheet6.C2:Sheet6.C8 Sheet6.D1:Sheet6.D1 Sheet6.D2:Sheet6.D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ValidationERMS</text:p>
          </table:table-cell>
          <table:table-cell office:value-type="string" calcext:value-type="string">
            <text:p>TestingERM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34016176604" calcext:value-type="float">
            <text:p>0.7340161766</text:p>
          </table:table-cell>
          <table:table-cell office:value-type="float" office:value="0.730658412257" calcext:value-type="float">
            <text:p>0.73065841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592104540206" calcext:value-type="float">
            <text:p>0.5921045402</text:p>
          </table:table-cell>
          <table:table-cell office:value-type="float" office:value="0.592217567941" calcext:value-type="float">
            <text:p>0.59221756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620899517857" calcext:value-type="float">
            <text:p>0.6208995179</text:p>
          </table:table-cell>
          <table:table-cell office:value-type="float" office:value="0.620997552841" calcext:value-type="float">
            <text:p>0.62099755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30664413991" calcext:value-type="float">
            <text:p>0.630664414</text:p>
          </table:table-cell>
          <table:table-cell office:value-type="float" office:value="0.630408183945" calcext:value-type="float">
            <text:p>0.63040818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51530575954" calcext:value-type="float">
            <text:p>0.651530576</text:p>
          </table:table-cell>
          <table:table-cell office:value-type="float" office:value="0.653660763018" calcext:value-type="float">
            <text:p>0.6536607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613394895915" calcext:value-type="float">
            <text:p>0.6133948959</text:p>
          </table:table-cell>
          <table:table-cell office:value-type="float" office:value="0.611542375424" calcext:value-type="float">
            <text:p>0.61154237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646071571539" calcext:value-type="float">
            <text:p>0.6460715715</text:p>
          </table:table-cell>
          <table:table-cell office:value-type="float" office:value="0.644914556646" calcext:value-type="float">
            <text:p>0.6449145566</text:p>
          </table:table-cell>
        </table:table-row>
      </table:table>
      <table:table table:name="Sheet7" table:style-name="ta1">
        <table:shapes>
          <draw:frame draw:z-index="0" draw:style-name="gr1" draw:text-style-name="P1" svg:width="159.99mm" svg:height="89.99mm" svg:x="91.32mm" svg:y="1mm">
            <loext:p draw:notify-on-update-of-ranges="Sheet7.C1:Sheet7.C1 Sheet7.C2:Sheet7.C7 Sheet7.D1:Sheet7.D1 Sheet7.D2:Sheet7.D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ValidationERMS</text:p>
          </table:table-cell>
          <table:table-cell office:value-type="string" calcext:value-type="string">
            <text:p>TestingERM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759946758353" calcext:value-type="float">
            <text:p>0.7599467584</text:p>
          </table:table-cell>
          <table:table-cell office:value-type="float" office:value="0.752920002031" calcext:value-type="float">
            <text:p>0.752920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52860195016" calcext:value-type="float">
            <text:p>0.752860195</text:p>
          </table:table-cell>
          <table:table-cell office:value-type="float" office:value="0.740567844101" calcext:value-type="float">
            <text:p>0.74056784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98896850027" calcext:value-type="float">
            <text:p>0.69889685</text:p>
          </table:table-cell>
          <table:table-cell office:value-type="float" office:value="0.688660728663" calcext:value-type="float">
            <text:p>0.68866072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793303964794" calcext:value-type="float">
            <text:p>0.7933039648</text:p>
          </table:table-cell>
          <table:table-cell office:value-type="float" office:value="0.782139983285" calcext:value-type="float">
            <text:p>0.78213998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705982115071" calcext:value-type="float">
            <text:p>0.7059821151</text:p>
          </table:table-cell>
          <table:table-cell office:value-type="float" office:value="0.6983962604" calcext:value-type="float">
            <text:p>0.69839626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77276066307" calcext:value-type="float">
            <text:p>0.6772760663</text:p>
          </table:table-cell>
          <table:table-cell office:value-type="float" office:value="0.66327941149" calcext:value-type="float">
            <text:p>0.6632794115</text:p>
          </table:table-cell>
        </table:table-row>
      </table:table>
      <table:table table:name="Sheet8" table:style-name="ta1">
        <table:shapes>
          <draw:frame draw:z-index="0" draw:style-name="gr1" draw:text-style-name="P1" svg:width="159.99mm" svg:height="89.99mm" svg:x="68.74mm" svg:y="1mm">
            <loext:p draw:notify-on-update-of-ranges="Sheet8.B1:Sheet8.B1 Sheet8.B2:Sheet8.B12 Sheet8.C1:Sheet8.C1 Sheet8.C2:Sheet8.C1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ValidationERMS</text:p>
          </table:table-cell>
          <table:table-cell office:value-type="string" calcext:value-type="string">
            <text:p>TestingERM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566663096956" calcext:value-type="float">
            <text:p>0.566663097</text:p>
          </table:table-cell>
          <table:table-cell office:value-type="float" office:value="0.565306309525" calcext:value-type="float">
            <text:p>0.56530630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0.566726162504" calcext:value-type="float">
            <text:p>0.5667261625</text:p>
          </table:table-cell>
          <table:table-cell office:value-type="float" office:value="0.564793147853" calcext:value-type="float">
            <text:p>0.56479314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.566980359091" calcext:value-type="float">
            <text:p>0.5669803591</text:p>
          </table:table-cell>
          <table:table-cell office:value-type="float" office:value="0.56524118621" calcext:value-type="float">
            <text:p>0.56524118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 office:value-type="float" office:value="0.567303484832" calcext:value-type="float">
            <text:p>0.5673034848</text:p>
          </table:table-cell>
          <table:table-cell office:value-type="float" office:value="0.565446660105" calcext:value-type="float">
            <text:p>0.56544666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.4</text:p>
          </table:table-cell>
          <table:table-cell office:value-type="float" office:value="0.567166983098" calcext:value-type="float">
            <text:p>0.5671669831</text:p>
          </table:table-cell>
          <table:table-cell office:value-type="float" office:value="0.565130736987" calcext:value-type="float">
            <text:p>0.5651307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.567092239567" calcext:value-type="float">
            <text:p>0.5670922396</text:p>
          </table:table-cell>
          <table:table-cell office:value-type="float" office:value="0.565478984564" calcext:value-type="float">
            <text:p>0.56547898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0.566755645024" calcext:value-type="float">
            <text:p>0.566755645</text:p>
          </table:table-cell>
          <table:table-cell office:value-type="float" office:value="0.565612078502" calcext:value-type="float">
            <text:p>0.56561207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0.566792964948" calcext:value-type="float">
            <text:p>0.5667929649</text:p>
          </table:table-cell>
          <table:table-cell office:value-type="float" office:value="0.565086219725" calcext:value-type="float">
            <text:p>0.56508621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0.56704614276" calcext:value-type="float">
            <text:p>0.5670461428</text:p>
          </table:table-cell>
          <table:table-cell office:value-type="float" office:value="0.565460258438" calcext:value-type="float">
            <text:p>0.56546025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office:value-type="float" office:value="0.567045061691" calcext:value-type="float">
            <text:p>0.5670450617</text:p>
          </table:table-cell>
          <table:table-cell office:value-type="float" office:value="0.56543321701" calcext:value-type="float">
            <text:p>0.5654332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568478333121" calcext:value-type="float">
            <text:p>0.5684783331</text:p>
          </table:table-cell>
          <table:table-cell office:value-type="float" office:value="0.566317131874" calcext:value-type="float">
            <text:p>0.5663171319</text:p>
          </table:table-cell>
        </table:table-row>
      </table:table>
      <table:table table:name="Sheet9" table:style-name="ta1">
        <table:table-column table:style-name="co4" table:default-cell-style-name="ce2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Learning To Rank</text:p>
          </table:table-cell>
          <table:table-cell table:style-name="ce1" office:value-type="string" calcext:value-type="string">
            <text:p>Closed Form</text:p>
          </table:table-cell>
          <table:table-cell table:style-name="ce1" office:value-type="string" calcext:value-type="string">
            <text:p>SGD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a</text:p>
          </table:table-cell>
          <table:table-cell office:value-type="string" calcext:value-type="string">
            <text:p>NA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Training_Error</text:p>
          </table:table-cell>
          <table:table-cell office:value-type="float" office:value="0.565789821695" calcext:value-type="float">
            <text:p>0.5657898217</text:p>
          </table:table-cell>
          <table:table-cell office:value-type="float" office:value="0.590116750461" calcext:value-type="float">
            <text:p>0.5901167505</text:p>
          </table:table-cell>
        </table:table-row>
        <table:table-row table:style-name="ro1">
          <table:table-cell office:value-type="string" calcext:value-type="string">
            <text:p>Validation_Error</text:p>
          </table:table-cell>
          <table:table-cell office:value-type="float" office:value="0.566548450078" calcext:value-type="float">
            <text:p>0.5665484501</text:p>
          </table:table-cell>
          <table:table-cell office:value-type="float" office:value="0.594593801841" calcext:value-type="float">
            <text:p>0.5945938018</text:p>
          </table:table-cell>
        </table:table-row>
        <table:table-row table:style-name="ro1">
          <table:table-cell office:value-type="string" calcext:value-type="string">
            <text:p>Testing_Error</text:p>
          </table:table-cell>
          <table:table-cell office:value-type="float" office:value="0.565132555421" calcext:value-type="float">
            <text:p>0.5651325554</text:p>
          </table:table-cell>
          <table:table-cell office:value-type="float" office:value="0.59056550991" calcext:value-type="float">
            <text:p>0.5905655099</text:p>
          </table:table-cell>
        </table:table-row>
        <table:table-row table:style-name="ro1">
          <table:table-cell table:style-name="ce1" office:value-type="string" calcext:value-type="string">
            <text:p>Synthetic</text:p>
          </table:table-cell>
          <table:table-cell office:value-type="string" calcext:value-type="string">
            <text:p>Closed Form</text:p>
          </table:table-cell>
          <table:table-cell office:value-type="string" calcext:value-type="string">
            <text:p>SGD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a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ining_Error</text:p>
          </table:table-cell>
          <table:table-cell office:value-type="float" office:value="0.640881182059" calcext:value-type="float">
            <text:p>0.6408811821</text:p>
          </table:table-cell>
          <table:table-cell office:value-type="float" office:value="0.651922729484" calcext:value-type="float">
            <text:p>0.6519227295</text:p>
          </table:table-cell>
        </table:table-row>
        <table:table-row table:style-name="ro1">
          <table:table-cell office:value-type="string" calcext:value-type="string">
            <text:p>Validation_Error</text:p>
          </table:table-cell>
          <table:table-cell office:value-type="float" office:value="0.658951865477" calcext:value-type="float">
            <text:p>0.6589518655</text:p>
          </table:table-cell>
          <table:table-cell office:value-type="float" office:value="0.670752907038" calcext:value-type="float">
            <text:p>0.670752907</text:p>
          </table:table-cell>
        </table:table-row>
        <table:table-row table:style-name="ro1">
          <table:table-cell office:value-type="string" calcext:value-type="string">
            <text:p>Testing_Error</text:p>
          </table:table-cell>
          <table:table-cell office:value-type="float" office:value="0.650913531507" calcext:value-type="float">
            <text:p>0.6509135315</text:p>
          </table:table-cell>
          <table:table-cell office:value-type="float" office:value="0.660606612883" calcext:value-type="float">
            <text:p>0.66060661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8:42:13.399310351</meta:creation-date>
    <dc:date>2016-11-02T23:26:16.167320546</dc:date>
    <meta:editing-duration>PT4M54S</meta:editing-duration>
    <meta:editing-cycles>1</meta:editing-cycles>
    <meta:generator>LibreOffice/5.1.4.2$Linux_X86_64 LibreOffice_project/10m0$Build-2</meta:generator>
    <meta:document-statistic meta:table-count="9" meta:cell-count="427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916cm" svg:height="13.707cm" xlink:href=".." xlink:type="simple" chart:class="chart:scatter" chart:style-name="ch1">
        <chart:legend chart:legend-position="end" svg:x="16.085cm" svg:y="6.554cm" style:legend-expansion="high" chart:style-name="ch2"/>
        <chart:plot-area chart:style-name="ch3" table:cell-range-address="Sheet1.A1:Sheet1.A11 Sheet1.D1:Sheet1.D11" chart:data-source-has-labels="row" svg:x="1.409cm" svg:y="0.274cm" svg:width="14.278cm" svg:height="12.178cm">
          <chartooo:coordinate-region svg:x="2.321cm" svg:y="0.473cm" svg:width="13.179cm" svg:height="11.332cm"/>
          <chart:axis chart:dimension="x" chart:name="primary-x" chart:style-name="ch4">
            <chart:title svg:x="8.358cm" svg:y="12.726cm" chart:style-name="ch5">
              <text:p>M</text:p>
            </chart:title>
          </chart:axis>
          <chart:axis chart:dimension="y" chart:name="primary-y" chart:style-name="ch4">
            <chart:title svg:x="0.451cm" svg:y="7.637cm" chart:style-name="ch6">
              <text:p>Validation ERMS</text:p>
            </chart:title>
            <chart:grid chart:style-name="ch7" chart:class="major"/>
          </chart:axis>
          <chart:series chart:style-name="ch8" chart:values-cell-range-address="Sheet1.D2:Sheet1.D11" chart:label-cell-address="Sheet1.D1:Sheet1.D1" chart:class="chart:scatter">
            <chart:domain table:cell-range-address="Sheet1.A2:Sheet1.A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idationERM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11</svg:desc>
                </draw:g>
              </table:table-cell>
              <table:table-cell office:value-type="float" office:value="0.753973984211">
                <text:p>0.753973984211</text:p>
                <draw:g>
                  <svg:desc>Sheet1.D2:Sheet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743665039247">
                <text:p>0.7436650392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42027857358">
                <text:p>0.742027857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734205069066">
                <text:p>0.734205069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725614055407">
                <text:p>0.725614055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710273663984">
                <text:p>0.710273663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657421744283">
                <text:p>0.6574217442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663266958368">
                <text:p>0.663266958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665810359295">
                <text:p>0.6658103592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752329292182">
                <text:p>0.7523292921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resolution="15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69cm" svg:y="4.201cm" style:legend-expansion="high" chart:style-name="ch2"/>
        <chart:plot-area chart:style-name="ch3" table:cell-range-address="Sheet2.A2:Sheet2.A11 Sheet2.D1:Sheet2.D11" chart:data-source-has-labels="row" svg:x="1.331cm" svg:y="0.18cm" svg:width="10.518cm" svg:height="7.659cm">
          <chartooo:coordinate-region svg:x="2.058cm" svg:y="0.379cm" svg:width="9.604cm" svg:height="6.813cm"/>
          <chart:axis chart:dimension="x" chart:name="primary-x" chart:style-name="ch4">
            <chart:title svg:x="6.4cm" svg:y="8.019cm" chart:style-name="ch5">
              <text:p>M</text:p>
            </chart:title>
          </chart:axis>
          <chart:axis chart:dimension="y" chart:name="primary-y" chart:style-name="ch4">
            <chart:title svg:x="0.451cm" svg:y="4.529cm" chart:style-name="ch6">
              <text:p>ERMS</text:p>
            </chart:title>
            <chart:grid chart:style-name="ch7" chart:class="major"/>
          </chart:axis>
          <chart:series chart:style-name="ch8" chart:values-cell-range-address="Sheet2.D2:Sheet2.D11" chart:label-cell-address="Sheet2.D1:Sheet2.D1" chart:class="chart:scatter">
            <chart:domain table:cell-range-address="Sheet2.A2:Sheet2.A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idationERMS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2.A2:Sheet2.A11</svg:desc>
                </draw:g>
              </table:table-cell>
              <table:table-cell office:value-type="float" office:value="0.671237087456">
                <text:p>0.671237087456</text:p>
                <draw:g>
                  <svg:desc>Sheet2.D2:Sheet2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58643059867">
                <text:p>0.586430598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68435581666">
                <text:p>0.68435581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0.714368460953">
                <text:p>0.7143684609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.615868206072">
                <text:p>0.6158682060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0.63103100764">
                <text:p>0.63103100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720695766915">
                <text:p>0.7206957669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0.73461559078">
                <text:p>0.734615590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0.790634963978">
                <text:p>0.7906349639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0.68360251239">
                <text:p>0.683602512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69cm" svg:y="4.201cm" style:legend-expansion="high" chart:style-name="ch2"/>
        <chart:plot-area chart:style-name="ch3" table:cell-range-address="Sheet3.A1:Sheet3.A15 Sheet3.C1:Sheet3.C15" chart:data-source-has-labels="row" svg:x="1.331cm" svg:y="0.18cm" svg:width="10.518cm" svg:height="7.659cm">
          <chartooo:coordinate-region svg:x="2.058cm" svg:y="0.379cm" svg:width="9.604cm" svg:height="6.813cm"/>
          <chart:axis chart:dimension="x" chart:name="primary-x" chart:style-name="ch4">
            <chart:title svg:x="6.4cm" svg:y="8.019cm" chart:style-name="ch5">
              <text:p>M</text:p>
            </chart:title>
          </chart:axis>
          <chart:axis chart:dimension="y" chart:name="primary-y" chart:style-name="ch4">
            <chart:title svg:x="0.451cm" svg:y="4.529cm" chart:style-name="ch6">
              <text:p>ERMS</text:p>
            </chart:title>
            <chart:grid chart:style-name="ch7" chart:class="major"/>
          </chart:axis>
          <chart:series chart:style-name="ch8" chart:values-cell-range-address="Sheet3.C2:Sheet3.C15" chart:label-cell-address="Sheet3.C1:Sheet3.C1" chart:class="chart:scatter">
            <chart:domain table:cell-range-address="Sheet3.A2:Sheet3.A15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idationERMS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3.A2:Sheet3.A15</svg:desc>
                </draw:g>
              </table:table-cell>
              <table:table-cell office:value-type="float" office:value="0.747877647868">
                <text:p>0.747877647868</text:p>
                <draw:g>
                  <svg:desc>Sheet3.C2:Sheet3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736268159178">
                <text:p>0.736268159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09614552922">
                <text:p>0.7096145529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692712600028">
                <text:p>0.692712600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695843398808">
                <text:p>0.6958433988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717141652386">
                <text:p>0.717141652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663708138118">
                <text:p>0.663708138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642359578109">
                <text:p>0.642359578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65765659208">
                <text:p>0.657656592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637090050599">
                <text:p>0.6370900505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61225409655">
                <text:p>0.612254096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611458253271">
                <text:p>0.6114582532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623840058764">
                <text:p>0.6238400587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618619033422">
                <text:p>0.6186190334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69cm" svg:y="4.201cm" style:legend-expansion="high" chart:style-name="ch2"/>
        <chart:plot-area chart:style-name="ch3" table:cell-range-address="Sheet4.A1:Sheet4.A11 Sheet4.C1:Sheet4.C11" chart:data-source-has-labels="row" svg:x="1.331cm" svg:y="0.18cm" svg:width="10.518cm" svg:height="7.659cm">
          <chartooo:coordinate-region svg:x="2.429cm" svg:y="0.379cm" svg:width="9.234cm" svg:height="6.813cm"/>
          <chart:axis chart:dimension="x" chart:name="primary-x" chart:style-name="ch4">
            <chart:title svg:x="6.4cm" svg:y="8.019cm" chart:style-name="ch5">
              <text:p>M</text:p>
            </chart:title>
          </chart:axis>
          <chart:axis chart:dimension="y" chart:name="primary-y" chart:style-name="ch4">
            <chart:title svg:x="0.451cm" svg:y="4.529cm" chart:style-name="ch6">
              <text:p>ERMS</text:p>
            </chart:title>
            <chart:grid chart:style-name="ch7" chart:class="major"/>
          </chart:axis>
          <chart:series chart:style-name="ch8" chart:values-cell-range-address="Sheet4.C2:Sheet4.C11" chart:label-cell-address="Sheet4.C1:Sheet4.C1" chart:class="chart:scatter">
            <chart:domain table:cell-range-address="Sheet4.A2:Sheet4.A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idationERMS</text:p>
                <draw:g>
                  <svg:desc>Sheet4.C1:Sheet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4.A2:Sheet4.A11</svg:desc>
                </draw:g>
              </table:table-cell>
              <table:table-cell office:value-type="float" office:value="0.571157425552">
                <text:p>0.571157425552</text:p>
                <draw:g>
                  <svg:desc>Sheet4.C2:Sheet4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570910712128">
                <text:p>0.570910712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570428482532">
                <text:p>0.5704284825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0.566711956645">
                <text:p>0.5667119566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.567219428759">
                <text:p>0.5672194287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0.567311439519">
                <text:p>0.567311439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566590432512">
                <text:p>0.566590432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0.56737519858">
                <text:p>0.56737519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0.567732315973">
                <text:p>0.5677323159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0.566730711971">
                <text:p>0.5667307119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69cm" svg:y="4.201cm" style:legend-expansion="high" chart:style-name="ch2"/>
        <chart:plot-area chart:style-name="ch3" table:cell-range-address="Sheet5.B1:Sheet5.C12" chart:data-source-has-labels="row" svg:x="1.331cm" svg:y="0.18cm" svg:width="10.518cm" svg:height="7.659cm">
          <chartooo:coordinate-region svg:x="2.429cm" svg:y="0.379cm" svg:width="9.18cm" svg:height="6.813cm"/>
          <chart:axis chart:dimension="x" chart:name="primary-x" chart:style-name="ch4">
            <chart:title svg:x="5.937cm" svg:y="8.019cm" chart:style-name="ch5">
              <text:p>Lambda</text:p>
            </chart:title>
          </chart:axis>
          <chart:axis chart:dimension="y" chart:name="primary-y" chart:style-name="ch4">
            <chart:title svg:x="0.451cm" svg:y="4.529cm" chart:style-name="ch6">
              <text:p>ERMS</text:p>
            </chart:title>
            <chart:grid chart:style-name="ch7" chart:class="major"/>
          </chart:axis>
          <chart:series chart:style-name="ch8" chart:values-cell-range-address="Sheet5.C2:Sheet5.C12" chart:label-cell-address="Sheet5.C1:Sheet5.C1" chart:class="chart:scatter">
            <chart:domain table:cell-range-address="Sheet5.B2:Sheet5.B12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alidationERMS</text:p>
                <draw:g>
                  <svg:desc>Sheet5.C1:Sheet5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B2:Sheet5.B12</svg:desc>
                </draw:g>
              </table:table-cell>
              <table:table-cell office:value-type="float" office:value="0.675700645817">
                <text:p>0.675700645817</text:p>
                <draw:g>
                  <svg:desc>Sheet5.C2:Sheet5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6775149954">
                <text:p>0.67751499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654190351383">
                <text:p>0.6541903513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653191397671">
                <text:p>0.6531913976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65352700793">
                <text:p>0.65352700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649741210456">
                <text:p>0.649741210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65230694436">
                <text:p>0.65230694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679000781907">
                <text:p>0.6790007819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677027365755">
                <text:p>0.6770273657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674341634843">
                <text:p>0.6743416348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660984173825">
                <text:p>0.6609841738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69cm" svg:y="4.201cm" style:legend-expansion="high" chart:style-name="ch2"/>
        <chart:plot-area chart:style-name="ch3" table:cell-range-address="Sheet6.C1:Sheet6.D8" chart:data-source-has-labels="row" svg:x="1.331cm" svg:y="0.18cm" svg:width="10.518cm" svg:height="7.659cm">
          <chartooo:coordinate-region svg:x="2.058cm" svg:y="0.379cm" svg:width="9.551cm" svg:height="6.813cm"/>
          <chart:axis chart:dimension="x" chart:name="primary-x" chart:style-name="ch4">
            <chart:title svg:x="6.295cm" svg:y="8.019cm" chart:style-name="ch5">
              <text:p>Eta</text:p>
            </chart:title>
          </chart:axis>
          <chart:axis chart:dimension="y" chart:name="primary-y" chart:style-name="ch4">
            <chart:title svg:x="0.451cm" svg:y="4.529cm" chart:style-name="ch6">
              <text:p>ERMS</text:p>
            </chart:title>
            <chart:grid chart:style-name="ch7" chart:class="major"/>
          </chart:axis>
          <chart:series chart:style-name="ch8" chart:values-cell-range-address="Sheet6.D2:Sheet6.D8" chart:label-cell-address="Sheet6.D1:Sheet6.D1" chart:class="chart:scatter">
            <chart:domain table:cell-range-address="Sheet6.C2:Sheet6.C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alidationERMS</text:p>
                <draw:g>
                  <svg:desc>Sheet6.D1:Sheet6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6.C2:Sheet6.C8</svg:desc>
                </draw:g>
              </table:table-cell>
              <table:table-cell office:value-type="float" office:value="0.734016176604">
                <text:p>0.734016176604</text:p>
                <draw:g>
                  <svg:desc>Sheet6.D2:Sheet6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592104540206">
                <text:p>0.5921045402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">
                <text:p>0.001</text:p>
              </table:table-cell>
              <table:table-cell office:value-type="float" office:value="0.620899517857">
                <text:p>0.620899517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630664413991">
                <text:p>0.630664413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651530575954">
                <text:p>0.6515305759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">
                <text:p>0.004</text:p>
              </table:table-cell>
              <table:table-cell office:value-type="float" office:value="0.613394895915">
                <text:p>0.613394895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">
                <text:p>0.004</text:p>
              </table:table-cell>
              <table:table-cell office:value-type="float" office:value="0.646071571539">
                <text:p>0.6460715715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69cm" svg:y="4.201cm" style:legend-expansion="high" chart:style-name="ch2"/>
        <chart:plot-area chart:style-name="ch3" table:cell-range-address="Sheet7.C1:Sheet7.D7" chart:data-source-has-labels="row" svg:x="1.331cm" svg:y="0.18cm" svg:width="10.518cm" svg:height="7.659cm">
          <chartooo:coordinate-region svg:x="2.243cm" svg:y="0.38cm" svg:width="9.366cm" svg:height="6.813cm"/>
          <chart:axis chart:dimension="x" chart:name="primary-x" chart:style-name="ch4">
            <chart:title svg:x="6.295cm" svg:y="8.019cm" chart:style-name="ch5">
              <text:p>Eta</text:p>
            </chart:title>
          </chart:axis>
          <chart:axis chart:dimension="y" chart:name="primary-y" chart:style-name="ch4">
            <chart:title svg:x="0.451cm" svg:y="4.529cm" chart:style-name="ch6">
              <text:p>ERMS</text:p>
            </chart:title>
            <chart:grid chart:style-name="ch7" chart:class="major"/>
          </chart:axis>
          <chart:series chart:style-name="ch8" chart:values-cell-range-address="Sheet7.D2:Sheet7.D7" chart:label-cell-address="Sheet7.D1:Sheet7.D1" chart:class="chart:scatter">
            <chart:domain table:cell-range-address="Sheet7.C2:Sheet7.C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alidationERMS</text:p>
                <draw:g>
                  <svg:desc>Sheet7.D1:Sheet7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7.C2:Sheet7.C7</svg:desc>
                </draw:g>
              </table:table-cell>
              <table:table-cell office:value-type="float" office:value="0.759946758353">
                <text:p>0.759946758353</text:p>
                <draw:g>
                  <svg:desc>Sheet7.D2:Sheet7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752860195016">
                <text:p>0.752860195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698896850027">
                <text:p>0.698896850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">
                <text:p>0.004</text:p>
              </table:table-cell>
              <table:table-cell office:value-type="float" office:value="0.793303964794">
                <text:p>0.793303964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705982115071">
                <text:p>0.705982115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677276066307">
                <text:p>0.6772760663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69cm" svg:y="4.201cm" style:legend-expansion="high" chart:style-name="ch2"/>
        <chart:plot-area chart:style-name="ch3" table:cell-range-address="Sheet8.B1:Sheet8.C12" chart:data-source-has-labels="row" svg:x="1.331cm" svg:y="0.18cm" svg:width="10.518cm" svg:height="7.659cm">
          <chartooo:coordinate-region svg:x="2.614cm" svg:y="0.379cm" svg:width="8.995cm" svg:height="6.813cm"/>
          <chart:axis chart:dimension="x" chart:name="primary-x" chart:style-name="ch4">
            <chart:title svg:x="5.937cm" svg:y="8.019cm" chart:style-name="ch5">
              <text:p>Lambda</text:p>
            </chart:title>
          </chart:axis>
          <chart:axis chart:dimension="y" chart:name="primary-y" chart:style-name="ch4">
            <chart:title svg:x="0.451cm" svg:y="4.529cm" chart:style-name="ch6">
              <text:p>ERMS</text:p>
            </chart:title>
            <chart:grid chart:style-name="ch7" chart:class="major"/>
          </chart:axis>
          <chart:series chart:style-name="ch8" chart:values-cell-range-address="Sheet8.C2:Sheet8.C12" chart:label-cell-address="Sheet8.C1:Sheet8.C1" chart:class="chart:scatter">
            <chart:domain table:cell-range-address="Sheet8.B2:Sheet8.B12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alidationERMS</text:p>
                <draw:g>
                  <svg:desc>Sheet8.C1:Sheet8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8.B2:Sheet8.B12</svg:desc>
                </draw:g>
              </table:table-cell>
              <table:table-cell office:value-type="float" office:value="0.566663096956">
                <text:p>0.566663096956</text:p>
                <draw:g>
                  <svg:desc>Sheet8.C2:Sheet8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566726162504">
                <text:p>0.5667261625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566980359091">
                <text:p>0.5669803590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567303484832">
                <text:p>0.567303484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567166983098">
                <text:p>0.5671669830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67092239567">
                <text:p>0.5670922395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566755645024">
                <text:p>0.566755645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566792964948">
                <text:p>0.5667929649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56704614276">
                <text:p>0.567046142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567045061691">
                <text:p>0.5670450616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568478333121">
                <text:p>0.56847833312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